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0.36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5.584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9.375cm" svg:height="0.962cm" svg:x="9.167cm" svg:y="1.362cm">
          <draw:text-box>
            <text:p>Templates creation/modification</text:p>
          </draw:text-box>
        </draw:frame>
        <draw:custom-shape draw:style-name="gr2" draw:text-style-name="P1" xml:id="id2" draw:id="id2" draw:layer="layout" svg:width="3.715cm" svg:height="2.352cm" svg:x="11.333cm" svg:y="6.44cm">
          <text:p text:style-name="P1"><text:span text:style-name="T1">Enter</text:span></text:p>
          <text:p text:style-name="P1"><text:span text:style-name="T1">a name 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xml:id="id3" draw:id="id3" draw:layer="layout" svg:width="3.715cm" svg:height="2.352cm" svg:x="19.326cm" svg:y="6.443cm">
          <text:p text:style-name="P1"><text:span text:style-name="T1">Select</text:span></text:p>
          <text:p text:style-name="P1"><text:span text:style-name="T1">features for</text:span></text:p>
          <text:p text:style-name="P1"><text:span text:style-name="T1">this template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xml:id="id1" draw:id="id1" draw:layer="layout" svg:width="3.715cm" svg:height="2.352cm" svg:x="4.814cm" svg:y="6.443cm">
          <text:p text:style-name="P1"><text:span text:style-name="T1">Open new </text:span></text:p>
          <text:p text:style-name="P1"><text:span text:style-name="T1">template</text:span></text:p>
          <text:p text:style-name="P1"><text:span text:style-name="T1">dialog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2" draw:layer="layout" svg:x1="8.529cm" svg:y1="7.619cm" svg:x2="11.333cm" svg:y2="7.616cm" draw:start-shape="id1" draw:end-shape="id2" draw:end-glue-point="3" svg:d="m8529 7619h1402v-3h1402">
          <text:p/>
        </draw:connector>
        <draw:connector draw:style-name="gr3" draw:text-style-name="P2" draw:layer="layout" svg:x1="15.048cm" svg:y1="7.616cm" svg:x2="19.326cm" svg:y2="7.619cm" draw:start-shape="id2" draw:end-shape="id3" svg:d="m15048 7616h2139v3h2139">
          <text:p/>
        </draw:connector>
        <draw:connector draw:style-name="gr3" draw:text-style-name="P2" draw:layer="layout" svg:x1="19.346cm" svg:y1="13.337cm" svg:x2="6.207cm" svg:y2="8.795cm" draw:start-shape="id4" draw:start-glue-point="9" draw:end-shape="id1" draw:end-glue-point="7" svg:d="m19346 13337h-13139v-4542">
          <text:p/>
        </draw:connector>
        <draw:frame draw:style-name="gr1" draw:text-style-name="P3" draw:layer="layout" svg:width="5.277cm" svg:height="0.725cm" svg:x="10.637cm" svg:y="12.641cm">
          <draw:text-box>
            <text:p text:style-name="P3"><text:span text:style-name="T1">Repeat for each template</text:span></text:p>
          </draw:text-box>
        </draw:frame>
        <draw:custom-shape draw:style-name="gr2" draw:text-style-name="P1" xml:id="id4" draw:id="id4" draw:layer="layout" svg:width="3.715cm" svg:height="2.352cm" svg:x="18.882cm" svg:y="12.161cm">
          <text:p text:style-name="P1"><text:span text:style-name="T1">Save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2" draw:layer="layout" svg:x1="21.183cm" svg:y1="8.795cm" svg:x2="21.204cm" svg:y2="12.161cm" draw:start-shape="id3" draw:end-shape="id4" draw:end-glue-point="4" svg:d="m21183 8795v1684h21v1682">
          <text:p/>
        </draw:connector>
        <draw:frame draw:style-name="gr4" draw:layer="layout" svg:width="25.94cm" svg:height="0.962cm" svg:x="1cm" svg:y="17.373cm">
          <draw:text-box>
            <text:p>Note: when a template is modified, it won't modified groups.</text:p>
          </draw:text-box>
        </draw:frame>
      </draw:page>
      <draw:page draw:name="page2" draw:style-name="dp1" draw:master-page-name="Default">
        <draw:frame draw:style-name="gr1" draw:layer="layout" svg:width="8.249cm" svg:height="0.962cm" svg:x="9.168cm" svg:y="1.363cm">
          <draw:text-box>
            <text:p>Group creation/modification</text:p>
          </draw:text-box>
        </draw:frame>
        <draw:custom-shape draw:style-name="gr2" draw:text-style-name="P1" xml:id="id6" draw:id="id6" draw:layer="layout" svg:width="3.715cm" svg:height="2.352cm" svg:x="11.361cm" svg:y="4.195cm">
          <text:p text:style-name="P1"><text:span text:style-name="T1">Enter </text:span></text:p>
          <text:p text:style-name="P1"><text:span text:style-name="T1">a name 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xml:id="id7" draw:id="id7" draw:layer="layout" svg:width="3.715cm" svg:height="2.352cm" svg:x="19.488cm" svg:y="4.198cm">
          <text:p text:style-name="P1"><text:span text:style-name="T1">Check</text:span></text:p>
          <text:p text:style-name="P1"><text:span text:style-name="T1">“</text:span><text:span text:style-name="T1">is administrator </text:span></text:p>
          <text:p text:style-name="P1"><text:span text:style-name="T1">of centre” </text:span></text:p>
          <text:p text:style-name="P1"><text:span text:style-name="T1">if required 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xml:id="id5" draw:id="id5" draw:layer="layout" svg:width="3.715cm" svg:height="2.352cm" svg:x="4.842cm" svg:y="4.198cm">
          <text:p text:style-name="P1"><text:span text:style-name="T1">Open new </text:span></text:p>
          <text:p text:style-name="P1"><text:span text:style-name="T1">group</text:span></text:p>
          <text:p text:style-name="P1"><text:span text:style-name="T1">dialog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2" draw:layer="layout" svg:x1="8.557cm" svg:y1="5.374cm" svg:x2="11.361cm" svg:y2="5.371cm" draw:start-shape="id5" draw:end-shape="id6" draw:end-glue-point="3" svg:d="m8557 5374h1402v-3h1402">
          <text:p/>
        </draw:connector>
        <draw:connector draw:style-name="gr3" draw:text-style-name="P2" draw:layer="layout" svg:x1="15.076cm" svg:y1="5.371cm" svg:x2="19.488cm" svg:y2="5.374cm" draw:start-shape="id6" draw:end-shape="id7" svg:d="m15076 5371h2206v3h2206">
          <text:p/>
        </draw:connector>
        <draw:connector draw:style-name="gr3" draw:text-style-name="P2" draw:layer="layout" svg:x1="6.225cm" svg:y1="15.315cm" svg:x2="6.235cm" svg:y2="6.55cm" draw:start-shape="id8" draw:end-shape="id5" draw:end-glue-point="7" svg:d="m6225 15315v-4382h10v-4383">
          <text:p/>
        </draw:connector>
        <draw:frame draw:style-name="gr1" draw:text-style-name="P3" draw:layer="layout" svg:width="2.631cm" svg:height="1.199cm" svg:x="3.904cm" svg:y="10.262cm">
          <draw:text-box>
            <text:p text:style-name="P3"><text:span text:style-name="T1">Repeat for </text:span></text:p>
            <text:p text:style-name="P3"><text:span text:style-name="T1">each group</text:span></text:p>
          </draw:text-box>
        </draw:frame>
        <draw:custom-shape draw:style-name="gr2" draw:text-style-name="P1" xml:id="id10" draw:id="id10" draw:layer="layout" svg:width="3.715cm" svg:height="2.352cm" svg:x="19.49cm" svg:y="11.547cm">
          <text:p text:style-name="P1"><text:span text:style-name="T1">Select in a list</text:span></text:p>
          <text:p text:style-name="P1"><text:span text:style-name="T1">the template</text:span></text:p>
          <text:p text:style-name="P1"><text:span text:style-name="T1">to be used (optional)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xml:id="id9" draw:id="id9" draw:layer="layout" svg:width="3.715cm" svg:height="2.352cm" svg:x="19.492cm" svg:y="8.017cm">
          <text:p text:style-name="P1"><text:span text:style-name="T1">Select centre(s) </text:span></text:p>
          <text:p text:style-name="P1"><text:span text:style-name="T1">this group </text:span></text:p>
          <text:p text:style-name="P1"><text:span text:style-name="T1">apply <text:s/>to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xml:id="id12" draw:id="id12" draw:layer="layout" svg:width="3.715cm" svg:height="2.352cm" svg:x="11.982cm" svg:y="15.316cm">
          <text:p text:style-name="P1"><text:span text:style-name="T1">Modify the</text:span></text:p>
          <text:p text:style-name="P1"><text:span text:style-name="T1">features</text:span></text:p>
          <text:p text:style-name="P1"><text:span text:style-name="T1">selection if</text:span></text:p>
          <text:p text:style-name="P1"><text:span text:style-name="T1">needed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xml:id="id11" draw:id="id11" draw:layer="layout" svg:width="3.42cm" svg:height="2.032cm" svg:x="19.636cm" svg:y="15.473cm">
          <text:p text:style-name="P1"><text:span text:style-name="T1">The features </text:span></text:p>
          <text:p text:style-name="P1"><text:span text:style-name="T1">list automatically </text:span></text:p>
          <text:p text:style-name="P1"><text:span text:style-name="T1">select the </text:span></text:p>
          <text:p text:style-name="P1"><text:span text:style-name="T1">template features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3.715cm" svg:height="2.352cm" svg:x="4.368cm" svg:y="15.315cm">
          <text:p text:style-name="P1"><text:span text:style-name="T1">Save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2" draw:layer="layout" svg:x1="21.345cm" svg:y1="6.55cm" svg:x2="21.349cm" svg:y2="8.017cm" draw:start-shape="id7" draw:end-shape="id9" svg:d="m21345 6550v734h4v733">
          <text:p/>
        </draw:connector>
        <draw:connector draw:style-name="gr3" draw:text-style-name="P2" draw:layer="layout" svg:x1="21.349cm" svg:y1="10.369cm" svg:x2="21.347cm" svg:y2="11.547cm" draw:start-shape="id9" draw:end-shape="id10" svg:d="m21349 10369v590h-2v588">
          <text:p/>
        </draw:connector>
        <draw:connector draw:style-name="gr3" draw:text-style-name="P2" draw:layer="layout" svg:x1="21.347cm" svg:y1="13.899cm" svg:x2="21.346cm" svg:y2="15.473cm" draw:start-shape="id10" draw:end-shape="id11" svg:d="m21347 13899v788h-1v786">
          <text:p/>
        </draw:connector>
        <draw:connector draw:style-name="gr3" draw:text-style-name="P2" draw:layer="layout" svg:x1="19.636cm" svg:y1="16.489cm" svg:x2="15.233cm" svg:y2="16.492cm" draw:start-shape="id11" draw:end-shape="id12" draw:end-glue-point="6" svg:d="m19636 16489h-1969v3h-2434">
          <text:p/>
        </draw:connector>
        <draw:connector draw:style-name="gr3" draw:text-style-name="P2" draw:layer="layout" svg:x1="11.982cm" svg:y1="16.492cm" svg:x2="7.619cm" svg:y2="16.491cm" draw:start-shape="id12" draw:end-shape="id8" draw:end-glue-point="6" svg:d="m11982 16492h-1950v-1h-2413">
          <text:p/>
        </draw:connector>
        <draw:frame draw:style-name="gr5" draw:layer="layout" svg:width="26.084cm" svg:height="1.673cm" svg:x="0.856cm" svg:y="18.921cm">
          <draw:text-box>
            <text:p>Note: template is only used at creation/modification to make it easier to create the group. No information about the template is kept in the group.</text:p>
          </draw:text-box>
        </draw:frame>
      </draw:page>
      <draw:page draw:name="page3" draw:style-name="dp1" draw:master-page-name="Default">
        <draw:frame draw:style-name="gr1" draw:layer="layout" svg:width="7.826cm" svg:height="0.962cm" svg:x="9.169cm" svg:y="1.364cm">
          <draw:text-box>
            <text:p>User creation/modification</text:p>
          </draw:text-box>
        </draw:frame>
        <draw:custom-shape draw:style-name="gr2" draw:text-style-name="P1" xml:id="id14" draw:id="id14" draw:layer="layout" svg:width="3.715cm" svg:height="2.352cm" svg:x="11.255cm" svg:y="5.132cm">
          <text:p text:style-name="P1"><text:span text:style-name="T1">Enter </text:span></text:p>
          <text:p text:style-name="P1"><text:span text:style-name="T1">a login, </text:span></text:p>
          <text:p text:style-name="P1"><text:span text:style-name="T1">password </text:span></text:p>
          <text:p text:style-name="P1"><text:span text:style-name="T1">and other </text:span></text:p>
          <text:p text:style-name="P1"><text:span text:style-name="T1">information 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xml:id="id13" draw:id="id13" draw:layer="layout" svg:width="3.715cm" svg:height="2.352cm" svg:x="4.736cm" svg:y="5.135cm">
          <text:p text:style-name="P1"><text:span text:style-name="T1">Open new </text:span></text:p>
          <text:p text:style-name="P1"><text:span text:style-name="T1">user</text:span></text:p>
          <text:p text:style-name="P1"><text:span text:style-name="T1">dialog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2" draw:layer="layout" svg:x1="8.451cm" svg:y1="6.311cm" svg:x2="11.255cm" svg:y2="6.308cm" draw:start-shape="id13" draw:end-shape="id14" draw:end-glue-point="3" svg:d="m8451 6311h1402v-3h1402">
          <text:p/>
        </draw:connector>
        <draw:connector draw:style-name="gr3" draw:text-style-name="P2" draw:layer="layout" svg:x1="19.505cm" svg:y1="14.301cm" svg:x2="6.129cm" svg:y2="7.487cm" draw:start-shape="id15" draw:start-glue-point="9" draw:end-shape="id13" draw:end-glue-point="7" svg:d="m19505 14301h-13376v-6814">
          <text:p/>
        </draw:connector>
        <draw:frame draw:style-name="gr1" draw:text-style-name="P3" draw:layer="layout" svg:width="2.606cm" svg:height="1.199cm" svg:x="6.284cm" svg:y="13.765cm">
          <draw:text-box>
            <text:p text:style-name="P3"><text:span text:style-name="T1">Repeat for </text:span></text:p>
            <text:p text:style-name="P3"><text:span text:style-name="T1">each user</text:span></text:p>
          </draw:text-box>
        </draw:frame>
        <draw:custom-shape draw:style-name="gr2" draw:text-style-name="P1" xml:id="id16" draw:id="id16" draw:layer="layout" svg:width="3.715cm" svg:height="2.352cm" svg:x="19.492cm" svg:y="5.131cm">
          <text:p text:style-name="P1"><text:span text:style-name="T1">Select groups</text:span></text:p>
          <text:p text:style-name="P1"><text:span text:style-name="T1">this user is </text:span></text:p>
          <text:p text:style-name="P1"><text:span text:style-name="T1">assigned to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xml:id="id15" draw:id="id15" draw:layer="layout" svg:width="3.715cm" svg:height="2.352cm" svg:x="19.041cm" svg:y="13.125cm">
          <text:p text:style-name="P1"><text:span text:style-name="T1">Save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2" draw:layer="layout" svg:x1="21.35cm" svg:y1="7.483cm" svg:x2="21.363cm" svg:y2="13.125cm" draw:start-shape="id16" draw:start-glue-point="8" draw:end-shape="id15" draw:end-glue-point="4" svg:d="m21350 7483v2822h13v2820">
          <text:p/>
        </draw:connector>
        <draw:connector draw:style-name="gr3" draw:text-style-name="P2" draw:layer="layout" svg:x1="14.97cm" svg:y1="6.308cm" svg:x2="19.492cm" svg:y2="6.307cm" draw:start-shape="id14" draw:end-shape="id16" svg:d="m14970 6308h2261v-1h2261">
          <text:p/>
        </draw:connector>
        <draw:frame draw:style-name="gr5" draw:layer="layout" svg:width="26.084cm" svg:height="1.673cm" svg:x="1cm" svg:y="17.72cm">
          <draw:text-box>
            <text:p>Note: modification of features and centres of groups will modify users access to the features and centres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Delphine Degris-Dard</meta:initial-creator>
    <meta:creation-date>2011-08-03T10:28:36</meta:creation-date>
    <dc:date>2011-08-03T10:51:59</dc:date>
    <dc:creator>Delphine Degris-Dard</dc:creator>
    <meta:editing-duration>PT23M23S</meta:editing-duration>
    <meta:editing-cycles>6</meta:editing-cycles>
    <meta:generator>LibreOffice/3.3$Unix LibreOffice_project/330m19$Build-202</meta:generator>
    <meta:document-statistic meta:object-count="41"/>
  </office:meta>
</office:document-meta>
</file>